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paragraph-properties fo:line-height="0.75cm" fo:text-align="justify" style:justify-single-word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10" style:family="paragraph" style:parent-style-name="Text_20_body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  <style:text-properties style:font-name="Gill Sans MT_CCJU2" fo:font-size="11pt" style:font-size-asian="11pt" style:font-size-complex="11pt"/>
    </style:style>
    <style:style style:name="P11" style:family="paragraph" style:parent-style-name="Text_20_body">
      <style:text-properties style:font-name="Gill Sans MT_CCJU2" fo:font-size="11pt" style:font-size-asian="11pt" style:font-size-complex="11pt"/>
    </style:style>
    <style:style style:name="P12" style:family="paragraph" style:parent-style-name="Text_20_body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13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PCheader#%</text:p>
      <text:p text:style-name="P3"/>
      <text:p text:style-name="P6">%=TITRE=%</text:p>
      <text:p text:style-name="P4"/>
      <text:p text:style-name="P10">%=TITRE_POLITESSE=%</text:p>
      <text:p text:style-name="P12">%=CONTENU1=%</text:p>
      <text:p text:style-name="P12">%=CONTENU2=%</text:p>
      <text:p text:style-name="P12">%=CONTENU3=%</text:p>
      <text:p text:style-name="P11">%=SALUTATIONS=%</text:p>
      <text:p text:style-name="P5"/>
      <text:p text:style-name="P9"><text:tab/><text:span text:style-name="T2">%#include PCsignature#%</text:span></text:p>
      <text:p text:style-name="P9"/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10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2-06-28T11:21:31.55</dc:date>
    <meta:print-date>2011-02-22T10:58:36</meta:print-date>
    <meta:editing-cycles>147</meta:editing-cycles>
    <meta:editing-duration>P1DT9H57M54S</meta:editing-duration>
    <meta:document-statistic meta:table-count="0" meta:image-count="0" meta:object-count="0" meta:page-count="1" meta:paragraph-count="10" meta:word-count="19" meta:character-count="223"/>
    <meta:user-defined meta:name="Info 1"/>
    <meta:user-defined meta:name="Info 2"/>
    <meta:user-defined meta:name="Info 3"/>
    <meta:user-defined meta:name="Info 4"/>
  </office:meta>
</office:document-meta>
</file>